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717d"/>
    </style:style>
    <style:style style:name="P3" style:family="paragraph" style:parent-style-name="Text_20_body">
      <style:text-properties officeooo:rsid="01784571" officeooo:paragraph-rsid="01784571"/>
    </style:style>
    <style:style style:name="P4" style:family="paragraph" style:parent-style-name="Text_20_body">
      <style:text-properties fo:font-weight="normal" officeooo:rsid="01b825c6" officeooo:paragraph-rsid="01b825c6" style:font-weight-asian="normal" style:font-weight-complex="normal"/>
    </style:style>
    <style:style style:name="P5" style:family="paragraph" style:parent-style-name="Text_20_body">
      <style:text-properties officeooo:rsid="01afe14d" officeooo:paragraph-rsid="01afe14d"/>
    </style:style>
    <style:style style:name="P6" style:family="paragraph" style:parent-style-name="Text_20_body">
      <style:text-properties officeooo:paragraph-rsid="01bb3fc4"/>
    </style:style>
    <style:style style:name="P7" style:family="paragraph" style:parent-style-name="Text_20_body">
      <style:text-properties officeooo:paragraph-rsid="01c035ef"/>
    </style:style>
    <style:style style:name="P8" style:family="paragraph" style:parent-style-name="Text_20_body">
      <style:text-properties officeooo:paragraph-rsid="01c13c33"/>
    </style:style>
    <style:style style:name="P9" style:family="paragraph" style:parent-style-name="Text_20_body">
      <style:text-properties officeooo:rsid="01c252a9" officeooo:paragraph-rsid="01c252a9"/>
    </style:style>
    <style:style style:name="P10" style:family="paragraph" style:parent-style-name="Text_20_body">
      <style:text-properties officeooo:paragraph-rsid="01c2f2c5"/>
    </style:style>
    <style:style style:name="P11" style:family="paragraph" style:parent-style-name="Text_20_body">
      <style:text-properties officeooo:paragraph-rsid="01c4ceb6"/>
    </style:style>
    <style:style style:name="P12" style:family="paragraph" style:parent-style-name="Text_20_body">
      <style:text-properties officeooo:paragraph-rsid="01a9d703"/>
    </style:style>
    <style:style style:name="P13" style:family="paragraph" style:parent-style-name="Text_20_body">
      <style:text-properties officeooo:rsid="01c61acc" officeooo:paragraph-rsid="01c61acc"/>
    </style:style>
    <style:style style:name="P14" style:family="paragraph" style:parent-style-name="Text_20_body">
      <style:text-properties officeooo:paragraph-rsid="0159f874"/>
    </style:style>
    <style:style style:name="P15" style:family="paragraph" style:parent-style-name="Text_20_body">
      <style:text-properties officeooo:rsid="01c7ccca" officeooo:paragraph-rsid="01c7ccca"/>
    </style:style>
    <style:style style:name="P16" style:family="paragraph" style:parent-style-name="Text_20_body">
      <style:text-properties officeooo:paragraph-rsid="01c7ccca"/>
    </style:style>
    <style:style style:name="P17" style:family="paragraph" style:parent-style-name="Text_20_body">
      <style:text-properties officeooo:paragraph-rsid="01ca8fd7"/>
    </style:style>
    <style:style style:name="P18" style:family="paragraph" style:parent-style-name="Text_20_body">
      <style:text-properties officeooo:rsid="01bb3fc4" officeooo:paragraph-rsid="01bb3fc4"/>
    </style:style>
    <style:style style:name="P19" style:family="paragraph" style:parent-style-name="Text_20_body">
      <style:text-properties officeooo:rsid="01cb4ead" officeooo:paragraph-rsid="01cb4ead"/>
    </style:style>
    <style:style style:name="P20" style:family="paragraph" style:parent-style-name="Text_20_body">
      <style:text-properties officeooo:paragraph-rsid="01cd8cff"/>
    </style:style>
    <style:style style:name="P21" style:family="paragraph" style:parent-style-name="Text_20_body">
      <style:text-properties officeooo:paragraph-rsid="01cee510"/>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892d95" style:font-weight-asian="bold" style:font-weight-complex="bold"/>
    </style:style>
    <style:style style:name="T9" style:family="text">
      <style:text-properties fo:font-weight="bold" officeooo:rsid="019745fa" style:font-weight-asian="bold" style:font-weight-complex="bold"/>
    </style:style>
    <style:style style:name="T10" style:family="text">
      <style:text-properties fo:font-weight="bold" officeooo:rsid="017c1f14" style:font-weight-asian="bold" style:font-weight-complex="bold"/>
    </style:style>
    <style:style style:name="T11" style:family="text">
      <style:text-properties fo:font-weight="bold" officeooo:rsid="01a9d703" style:font-weight-asian="bold" style:font-weight-complex="bold"/>
    </style:style>
    <style:style style:name="T12" style:family="text">
      <style:text-properties fo:font-weight="bold" officeooo:rsid="01aeac23" style:font-weight-asian="bold" style:font-weight-complex="bold"/>
    </style:style>
    <style:style style:name="T13" style:family="text">
      <style:text-properties fo:font-weight="bold" officeooo:rsid="01b12056" style:font-weight-asian="bold" style:font-weight-complex="bold"/>
    </style:style>
    <style:style style:name="T14" style:family="text">
      <style:text-properties fo:font-weight="bold" officeooo:rsid="019ed7ef" style:font-weight-asian="bold" style:font-weight-complex="bold"/>
    </style:style>
    <style:style style:name="T15" style:family="text">
      <style:text-properties fo:font-weight="bold" officeooo:rsid="01b1a86e" style:font-weight-asian="bold" style:font-weight-complex="bold"/>
    </style:style>
    <style:style style:name="T16" style:family="text">
      <style:text-properties fo:font-weight="bold" officeooo:rsid="01a09a46" style:font-weight-asian="bold" style:font-weight-complex="bold"/>
    </style:style>
    <style:style style:name="T17" style:family="text">
      <style:text-properties fo:font-weight="bold" officeooo:rsid="01bb3fc4" style:font-weight-asian="bold" style:font-weight-complex="bold"/>
    </style:style>
    <style:style style:name="T18" style:family="text">
      <style:text-properties fo:font-weight="bold" officeooo:rsid="01c035ef" style:font-weight-asian="bold" style:font-weight-complex="bold"/>
    </style:style>
    <style:style style:name="T19" style:family="text">
      <style:text-properties fo:font-weight="bold" officeooo:rsid="01ac5a4c" style:font-weight-asian="bold" style:font-weight-complex="bold"/>
    </style:style>
    <style:style style:name="T20" style:family="text">
      <style:text-properties fo:font-weight="bold" officeooo:rsid="01c61acc" style:font-weight-asian="bold" style:font-weight-complex="bold"/>
    </style:style>
    <style:style style:name="T21" style:family="text">
      <style:text-properties fo:font-weight="bold" officeooo:rsid="01c96fa1" style:font-weight-asian="bold" style:font-weight-complex="bold"/>
    </style:style>
    <style:style style:name="T22" style:family="text">
      <style:text-properties fo:font-weight="bold" officeooo:rsid="01c980ec" style:font-weight-asian="bold" style:font-weight-complex="bold"/>
    </style:style>
    <style:style style:name="T23" style:family="text">
      <style:text-properties fo:font-weight="bold" officeooo:rsid="01ca8fd7" style:font-weight-asian="bold" style:font-weight-complex="bold"/>
    </style:style>
    <style:style style:name="T24" style:family="text">
      <style:text-properties fo:font-weight="bold" officeooo:rsid="01cd8cf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19a072c" style:font-weight-asian="normal" style:font-weight-complex="normal"/>
    </style:style>
    <style:style style:name="T27" style:family="text">
      <style:text-properties fo:font-weight="normal" officeooo:rsid="019d6abd" style:font-weight-asian="normal" style:font-weight-complex="normal"/>
    </style:style>
    <style:style style:name="T28" style:family="text">
      <style:text-properties fo:font-weight="normal" officeooo:rsid="017c1f14" style:font-weight-asian="normal" style:font-weight-complex="normal"/>
    </style:style>
    <style:style style:name="T29" style:family="text">
      <style:text-properties fo:font-weight="normal" officeooo:rsid="01a9d703" style:font-weight-asian="normal" style:font-weight-complex="normal"/>
    </style:style>
    <style:style style:name="T30" style:family="text">
      <style:text-properties fo:font-weight="normal" officeooo:rsid="01ac5a4c" style:font-weight-asian="normal" style:font-weight-complex="normal"/>
    </style:style>
    <style:style style:name="T31" style:family="text">
      <style:text-properties fo:font-weight="normal" officeooo:rsid="01af342d" style:font-weight-asian="normal" style:font-weight-complex="normal"/>
    </style:style>
    <style:style style:name="T32" style:family="text">
      <style:text-properties fo:font-weight="normal" officeooo:rsid="01b1a86e" style:font-weight-asian="normal" style:font-weight-complex="normal"/>
    </style:style>
    <style:style style:name="T33" style:family="text">
      <style:text-properties fo:font-weight="normal" officeooo:rsid="01a09a46" style:font-weight-asian="normal" style:font-weight-complex="normal"/>
    </style:style>
    <style:style style:name="T34" style:family="text">
      <style:text-properties fo:font-weight="normal" officeooo:rsid="01b4fea6" style:font-weight-asian="normal" style:font-weight-complex="normal"/>
    </style:style>
    <style:style style:name="T35" style:family="text">
      <style:text-properties fo:font-weight="normal" officeooo:rsid="01b61ac2" style:font-weight-asian="normal" style:font-weight-complex="normal"/>
    </style:style>
    <style:style style:name="T36" style:family="text">
      <style:text-properties fo:font-weight="normal" officeooo:rsid="01b810c1" style:font-weight-asian="normal" style:font-weight-complex="normal"/>
    </style:style>
    <style:style style:name="T37" style:family="text">
      <style:text-properties fo:font-weight="normal" officeooo:rsid="01bb3fc4" style:font-weight-asian="normal" style:font-weight-complex="normal"/>
    </style:style>
    <style:style style:name="T38" style:family="text">
      <style:text-properties fo:font-weight="normal" officeooo:rsid="01bce1bd" style:font-weight-asian="normal" style:font-weight-complex="normal"/>
    </style:style>
    <style:style style:name="T39" style:family="text">
      <style:text-properties fo:font-weight="normal" officeooo:rsid="01c035ef" style:font-weight-asian="normal" style:font-weight-complex="normal"/>
    </style:style>
    <style:style style:name="T40" style:family="text">
      <style:text-properties fo:font-weight="normal" officeooo:rsid="01c252a9" style:font-weight-asian="normal" style:font-weight-complex="normal"/>
    </style:style>
    <style:style style:name="T41" style:family="text">
      <style:text-properties fo:font-weight="normal" officeooo:rsid="01c2f2c5" style:font-weight-asian="normal" style:font-weight-complex="normal"/>
    </style:style>
    <style:style style:name="T42" style:family="text">
      <style:text-properties fo:font-weight="normal" officeooo:rsid="01c4aab6" style:font-weight-asian="normal" style:font-weight-complex="normal"/>
    </style:style>
    <style:style style:name="T43" style:family="text">
      <style:text-properties fo:font-weight="normal" officeooo:rsid="01c7ccca" style:font-weight-asian="normal" style:font-weight-complex="normal"/>
    </style:style>
    <style:style style:name="T44" style:family="text">
      <style:text-properties fo:font-weight="normal" officeooo:rsid="01c96fa1" style:font-weight-asian="normal" style:font-weight-complex="normal"/>
    </style:style>
    <style:style style:name="T45" style:family="text">
      <style:text-properties fo:font-weight="normal" officeooo:rsid="01ca6617" style:font-weight-asian="normal" style:font-weight-complex="normal"/>
    </style:style>
    <style:style style:name="T46" style:family="text">
      <style:text-properties fo:font-weight="normal" officeooo:rsid="01cee510" style:font-weight-asian="normal" style:font-weight-complex="normal"/>
    </style:style>
    <style:style style:name="T47" style:family="text">
      <style:text-properties officeooo:rsid="00e51007"/>
    </style:style>
    <style:style style:name="T48" style:family="text">
      <style:text-properties officeooo:rsid="01548716"/>
    </style:style>
    <style:style style:name="T49" style:family="text">
      <style:text-properties style:text-position="super 58%"/>
    </style:style>
    <style:style style:name="T50" style:family="text">
      <style:text-properties style:text-position="super 58%" fo:font-weight="normal" officeooo:rsid="01af342d" style:font-weight-asian="normal" style:font-weight-complex="normal"/>
    </style:style>
    <style:style style:name="T51" style:family="text">
      <style:text-properties style:text-position="super 58%" fo:font-weight="normal" officeooo:rsid="01c252a9" style:font-weight-asian="normal" style:font-weight-complex="normal"/>
    </style:style>
    <style:style style:name="T52" style:family="text">
      <style:text-properties style:text-position="super 58%" fo:font-weight="normal" officeooo:rsid="01c2f2c5" style:font-weight-asian="normal" style:font-weight-complex="normal"/>
    </style:style>
    <style:style style:name="T53" style:family="text">
      <style:text-properties style:text-position="super 58%" fo:font-style="normal" fo:font-weight="normal" officeooo:rsid="01cd8cff" style:font-style-asian="normal" style:font-weight-asian="normal" style:font-style-complex="normal" style:font-weight-complex="normal"/>
    </style:style>
    <style:style style:name="T54" style:family="text">
      <style:text-properties officeooo:rsid="0196c2bb"/>
    </style:style>
    <style:style style:name="T55" style:family="text">
      <style:text-properties fo:font-style="normal" fo:font-weight="normal" officeooo:rsid="01c13c33" style:font-style-asian="normal" style:font-weight-asian="normal" style:font-style-complex="normal" style:font-weight-complex="normal"/>
    </style:style>
    <style:style style:name="T56" style:family="text">
      <style:text-properties fo:font-style="normal" fo:font-weight="normal" officeooo:rsid="01ca8fd7" style:font-style-asian="normal" style:font-weight-asian="normal" style:font-style-complex="normal" style:font-weight-complex="normal"/>
    </style:style>
    <style:style style:name="T57" style:family="text">
      <style:text-properties fo:font-style="normal" fo:font-weight="normal" officeooo:rsid="01cabba1" style:font-style-asian="normal" style:font-weight-asian="normal" style:font-style-complex="normal" style:font-weight-complex="normal"/>
    </style:style>
    <style:style style:name="T58" style:family="text">
      <style:text-properties fo:font-style="normal" fo:font-weight="normal" officeooo:rsid="01cb4ead" style:font-style-asian="normal" style:font-weight-asian="normal" style:font-style-complex="normal" style:font-weight-complex="normal"/>
    </style:style>
    <style:style style:name="T59" style:family="text">
      <style:text-properties fo:font-style="normal" fo:font-weight="normal" officeooo:rsid="01cd8cff" style:font-style-asian="normal" style:font-weight-asian="normal" style:font-style-complex="normal" style:font-weight-complex="normal"/>
    </style:style>
    <style:style style:name="T60" style:family="text">
      <style:text-properties fo:font-style="normal" fo:font-weight="normal" officeooo:rsid="01cee510" style:font-style-asian="normal" style:font-weight-asian="normal" style:font-style-complex="normal" style:font-weight-complex="normal"/>
    </style:style>
    <style:style style:name="T61" style:family="text">
      <style:text-properties fo:font-style="normal" fo:font-weight="normal" officeooo:rsid="01d0ff23" style:font-style-asian="normal" style:font-weight-asian="normal" style:font-style-complex="normal" style:font-weight-complex="normal"/>
    </style:style>
    <style:style style:name="T62" style:family="text">
      <style:text-properties fo:font-style="normal" fo:font-weight="bold" officeooo:rsid="01c13c33" style:font-style-asian="normal" style:font-weight-asian="bold" style:font-style-complex="normal" style:font-weight-complex="bold"/>
    </style:style>
    <style:style style:name="T63" style:family="text">
      <style:text-properties fo:font-style="normal" fo:font-weight="bold" officeooo:rsid="01cabba1" style:font-style-asian="normal" style:font-weight-asian="bold" style:font-style-complex="normal" style:font-weight-complex="bold"/>
    </style:style>
    <style:style style:name="T64" style:family="text">
      <style:text-properties fo:font-style="normal" fo:font-weight="bold" officeooo:rsid="01cee510" style:font-style-asian="normal" style:font-weight-asian="bold" style:font-style-complex="normal" style:font-weight-complex="bold"/>
    </style:style>
    <style:style style:name="T65" style:family="text">
      <style:text-properties officeooo:rsid="01a8df79"/>
    </style:style>
    <style:style style:name="T66" style:family="text">
      <style:text-properties officeooo:rsid="01c252a9"/>
    </style:style>
    <style:style style:name="T67" style:family="text">
      <style:text-properties officeooo:rsid="01c7ccca"/>
    </style:style>
    <style:style style:name="T68" style:family="text">
      <style:text-properties officeooo:rsid="01c96fa1"/>
    </style:style>
    <style:style style:name="T69" style:family="text">
      <style:text-properties officeooo:rsid="01ca6617"/>
    </style:style>
    <style:style style:name="T70" style:family="text">
      <style:text-properties officeooo:rsid="01ca8fd7"/>
    </style:style>
    <style:style style:name="T71" style:family="text">
      <style:text-properties officeooo:rsid="01cd8c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54">21 September</text:span> 201<text:span text:style-name="T48">6</text:span> transmission <text:span text:style-name="T65">22 /23 September</text:span> 201<text:span text:style-name="T48">6</text:span></text:p>
      <text:p text:style-name="P14"><text:span text:style-name="T2">[0]</text:span><text:span text:style-name="T47"> Hey everybody you have just missed the IT Stuff Theme Tune, so fair warning, you’re about to experience half an hour of technology talk from technology people. Here with me today there’s Dick, Kriss, Stephane, Shi is multitasking on the mixing desk, I’m Angelina Jolie, and I live next door. </text:span></text:p>
      <text:p text:style-name="P15">Coming us there’s the usual features - Anniversary Corner, World of Stuff, local events - but first let’s get stuck into the news. </text:p>
      <text:p text:style-name="P21"><text:span text:style-name="T16">[2 Min]</text:span><text:span text:style-name="T33"> </text:span><text:span text:style-name="T46">In the gaming world there was a shock for the people who made a No Mans Sky parody snappily entitled No Mario’s Sky. You can guess what that was, it was quite popular until the nastygram arrived. Guess who threatened them? It was Nintendo moaning about Mario. Now it’s called DMCA’s Sky.</text:span></text:p>
      <text:p text:style-name="P21"><text:span text:style-name="T34">Bubble of the month is Pokemon Go. You out there! Yer </text:span><text:span text:style-name="T43">all</text:span><text:span text:style-name="T34"> bored with it already aren’t yer! As of last week the figures are like 80% down, and that was before some plonker in New York got mugged live on </text:span><text:span text:style-name="T35">Twitch TV</text:span><text:span text:style-name="T34">. In Central Park. At night. With a homemade selfie camera and iPad rig. </text:span><text:span text:style-name="T35">43 years old. You’d think he would know better. It’s all </text:span><text:span text:style-name="T43">still </text:span><text:span text:style-name="T35">there </text:span><text:span text:style-name="T43">for you to watch</text:span><text:span text:style-name="T35"> on Youtube, but not on Twitch any more. They suspended his Twitch because it was Non Gaming Content.</text:span></text:p>
      <text:p text:style-name="P8"><text:span text:style-name="Emphasis"><text:span text:style-name="T64">[5 Min]</text:span></text:span><text:span text:style-name="Emphasis"><text:span text:style-name="T60"> </text:span></text:span><text:span text:style-name="Emphasis"><text:span text:style-name="T55">I guess that brings us on to Message of the Month, these big unaccountable companies are not your friend, like Facebook showed last week. </text:span></text:span><text:span text:style-name="Emphasis"><text:span text:style-name="T57">A bloke in Utah nearly got killed when his car was rear ended, so what happened when he posted the pictures onto Facebook? It made an automatically generated happy video with sparkly scribble effects over the incident response vehicle, let’s take a moment to listen: </text:span></text:span><text:span text:style-name="Emphasis"><text:span text:style-name="T63">[OREMUTAH.WAV]</text:span></text:span><text:span text:style-name="Emphasis"><text:span text:style-name="T57"> </text:span></text:span><text:span text:style-name="Emphasis"><text:span text:style-name="T58">Still it’s not all bad, cos his near fatal accident has now had 1.6 million views on youtube.</text:span></text:span></text:p>
      <text:p text:style-name="P20"><text:span text:style-name="Emphasis"><text:span text:style-name="T59">Another bad do if you’ve got an HP printer and you use cheapo cartridges, HP sent out a firmware update early this year with a deliberate timebomb in it, all round the world certain Officejet printers suddenly stopped working on the 13</text:span></text:span><text:span text:style-name="Emphasis"><text:span text:style-name="T53">th</text:span></text:span><text:span text:style-name="Emphasis"><text:span text:style-name="T59"> moaning that they didn’t have real HP cartridges in them.</text:span></text:span></text:p>
      <text:p text:style-name="P17"><text:span text:style-name="Emphasis"><text:span text:style-name="T56">The most egregious breach of trust comes with the news that Adblock Plus has just launched a new marketplace platform, </text:span></text:span><text:span text:style-name="Emphasis"><text:span text:style-name="T58">so</text:span></text:span><text:span text:style-name="Emphasis"><text:span text:style-name="T56"> advertisers can bid for the privilege of advertising to Adblock Plus users.</text:span></text:span></text:p>
      <text:p text:style-name="P8"><text:span text:style-name="Emphasis"><text:span text:style-name="T62">[</text:span></text:span><text:span text:style-name="Emphasis"><text:span text:style-name="T64">9</text:span></text:span><text:span text:style-name="Emphasis"><text:span text:style-name="T62"> Min] </text:span></text:span><text:span text:style-name="Emphasis"><text:span text:style-name="T59">Bad news for </text:span></text:span><text:span text:style-name="Emphasis"><text:span text:style-name="T60">internet freedom in Russia</text:span></text:span><text:span text:style-name="Emphasis"><text:span text:style-name="T59">. PornHub </text:span></text:span><text:span text:style-name="Emphasis"><text:span text:style-name="T60">is banned</text:span></text:span><text:span text:style-name="Emphasis"><text:span text:style-name="T59">! </text:span></text:span><text:span text:style-name="Emphasis"><text:span text:style-name="T60">It was banned for "the illegal production, dissemination, and advertisement of pornographic materials and objects." Got that?</text:span></text:span><text:span text:style-name="Emphasis"><text:span text:style-name="T59"> </text:span></text:span><text:span text:style-name="Emphasis"><text:span text:style-name="T60">When someone complained t</text:span></text:span><text:span text:style-name="Emphasis"><text:span text:style-name="T59">he official </text:span></text:span><text:span text:style-name="Emphasis"><text:span text:style-name="T60">reply</text:span></text:span><text:span text:style-name="Emphasis"><text:span text:style-name="T59"> </text:span></text:span><text:span text:style-name="Emphasis"><text:span text:style-name="T60">wa</text:span></text:span><text:span text:style-name="Emphasis"><text:span text:style-name="T59">s “as an alternative you could try and meet someone in real life”. </text:span></text:span><text:span text:style-name="Emphasis"><text:span text:style-name="T60">PornHub asked them on Twitter “if we give you guys a Pornhub Premium account, will you un ban Pornhub in Russia?” If anything pops up by the end of the show we’ll let you know.</text:span></text:span></text:p>
      <text:p text:style-name="P8"><text:span text:style-name="Emphasis"><text:span text:style-name="T62">[</text:span></text:span><text:span text:style-name="Emphasis"><text:span text:style-name="T64">11</text:span></text:span><text:span text:style-name="Emphasis"><text:span text:style-name="T62"> Min]</text:span></text:span><text:span text:style-name="Emphasis"><text:span text:style-name="T55"> </text:span></text:span><text:span text:style-name="Emphasis"><text:span text:style-name="T60">Banking disaster in Romania, ING Bank’s main data centr</text:span></text:span><text:span text:style-name="Emphasis"><text:span text:style-name="T61">e</text:span></text:span><text:span text:style-name="Emphasis"><text:span text:style-name="T60"> in Bucharest </text:span></text:span><text:span text:style-name="Emphasis"><text:span text:style-name="T61">held a fire extinguisher test. It’s a gas discharge system, inert gas floods the data centre and puts out the pretend fire. Unfortunately the noise was so bad, you know what a CO2 extinguisher sounds like? Well like dozens of them, anyway the noise shook all the disk drives so badly that there was a massive number of head crashes, they had to do full disaster recovery at a backup centre.</text:span></text:span></text:p>
      <text:p text:style-name="P16"><text:span text:style-name="T6">[</text:span><text:span text:style-name="T10">1</text:span><text:span text:style-name="T24">2</text:span><text:span text:style-name="T10"> Min]</text:span><text:span text:style-name="T28"> </text:span><text:span text:style-name="T26">You’re listening to IT Stuff on BCB Radio 106.6 FM. </text:span><text:span text:style-name="T27"><text:s/></text:span><text:span text:style-name="T43">Welcome to</text:span><text:span text:style-name="T29"> the second half of </text:span><text:span text:style-name="T43">our</text:span><text:span text:style-name="T29"> </text:span><text:span text:style-name="T43">little </text:span><text:span text:style-name="T29">show </text:span><text:span text:style-name="T45">with</text:span><text:span text:style-name="T29"> </text:span><text:span text:style-name="T36">Anniversary Corner,</text:span><text:span text:style-name="T29"> Shi’s World of Stuff, and </text:span><text:span text:style-name="T32">local events. </text:span><text:span text:style-name="T43">Are we</text:span><text:span text:style-name="T36"> in a bit of a rut do you think? </text:span><text:span text:style-name="T43">Want to d</text:span><text:span text:style-name="T44">ish out some abuse on the net but don’t know where to start? We’re on the twitters @itstuffradio b</text:span><text:span text:style-name="T36">ut you know if </text:span><text:span text:style-name="T40">nowt</text:span><text:span text:style-name="T36"> happens all month we’re stuck. Its not easy, this. <text:s/></text:span><text:span text:style-name="T14">[ANNIVERSARY.WAV]</text:span></text:p>
      <text:p text:style-name="P4">Yeah anyway <text:span text:style-name="T69">it</text:span> went a bit pearshaped last month, we mentioned it was the 25<text:span text:style-name="T49">th</text:span> anniversary of public availability of the World Wide Web, well Tim Berners Lee himself got a bit grumpy about that, he reckons the Internauts Day thing is just a made up thing and nowt to do with him. So we won’t be doing that one <text:span text:style-name="T67">next year</text:span>. Sorry folks.<text:span text:style-name="T67">On the other hand, Star Trek is definitely fifty. </text:span><text:span text:style-name="T21">[TR</text:span><text:span text:style-name="T22">E</text:span><text:span text:style-name="T21">K.WAV]</text:span><text:span text:style-name="T68"> We’ve all got communicators now haven’t we? Like the Samsung Galaxy Note 7 for </text:span><text:soft-page-break/><text:span text:style-name="T68">example. What could possibly go wrong? </text:span><text:span text:style-name="T21">[GALAXY.WAV]</text:span><text:span text:style-name="T68"> If you’ve not heard, Samsung’s new top of the range phone has a nasty habit of going up in flames. In one case in Florida the phone incinerated a whole car. Don’t panic, they weren’t on sale in Britain, but if you got one by the back door they’re all on recall.</text:span></text:p>
      <text:p text:style-name="P5"><text:span text:style-name="T12">[</text:span><text:span text:style-name="T15">1</text:span><text:span text:style-name="T24">5</text:span><text:span text:style-name="T1"> Min] </text:span><text:span text:style-name="T13">And now it’s time for Shi’s World of Stuff! <text:s/>[TEH JINGLE]</text:span></text:p>
      <text:p text:style-name="P18">The Oculus Rift <text:span text:style-name="T70">(which we’ve mentioned before)</text:span> has now gone full retail, you can go in one of them old fashioned shop things and, like, just get one so long as you have £549. Doesn’t mean you should though. Should you?</text:p>
      <text:p text:style-name="P19">New gadgets, the ESP32 is coming, it’s the successor to the famous ESP8266. It’s like a Pi Zero but better. It was seven US dollars until the first batch sold out. And there’s Nexdock which adds a keyboard, screen and battery to your phone or tablet, to turn it into a laptop. That’s 119 US dollars.</text:p>
      <text:p text:style-name="P9">And exciting news from Apple. <text:span text:style-name="T71">The iphone 7 has n</text:span>o headphone jack! <text:span text:style-name="T71">n</text:span>o wires! From now on every Apple fanboi will be using wireless earphones. What do they look like? Why is this a silly idea?</text:p>
      <text:p text:style-name="P11"><text:span text:style-name="T66">More Apple news, Apple has patented a paper bag. Yes the paper carrier bags you get from Apple stores are now patented because they’re made in a clever way, or something. It’s got </text:span>a handle “formed entirely of paper fibre yarn knitted in an 8-stitch circular knit pattern”.<text:span text:style-name="T66">If you’re really interested check out the diagrams online.</text:span></text:p>
      <text:p text:style-name="P6"><text:span text:style-name="T19">[</text:span><text:span text:style-name="T23">20</text:span><text:span text:style-name="T19"> Min]</text:span><text:span text:style-name="T30"> Thanks everybody, time to move on to local events. </text:span><text:span text:style-name="T37">The big one is the Yorkshire Games festival, this will be running at the National Media Museum </text:span><text:span text:style-name="T40">and the University</text:span><text:span text:style-name="T37">, </text:span><text:span text:style-name="T40">November 9</text:span><text:span text:style-name="T51">th</text:span><text:span text:style-name="T40"> to thirteenth. There’ll be some big names there </text:span><text:span text:style-name="T41">like</text:span><text:span text:style-name="T40"> </text:span><text:span text:style-name="Strong_20_Emphasis"><text:span text:style-name="T40">Brenda Romero </text:span></text:span><text:span text:style-name="Strong_20_Emphasis"><text:span text:style-name="T41">and John Romero </text:span></text:span><text:span text:style-name="Strong_20_Emphasis"><text:span text:style-name="T42">(Doom, Wolfenstein 3d, Quake)</text:span></text:span><text:span text:style-name="Strong_20_Emphasis"><text:span text:style-name="T41">, there’s a big Pokemon event (if anyone still cares), and an overnight Games Jam to see who can hack together the best game over the weekend. Maybe they should get some awesome people to judge that?</text:span></text:span></text:p>
      <text:p text:style-name="P10"><text:span text:style-name="Strong_20_Emphasis"><text:span text:style-name="T41">I printed the schedule out, what else do we like there? </text:span></text:span><text:span text:style-name="T37">A</text:span><text:span text:style-name="T40">ll the poop about th</text:span><text:span text:style-name="T41">e </text:span><text:span text:style-name="T37">Yorkshire Games </text:span><text:span text:style-name="T41">F</text:span><text:span text:style-name="T37">estival</text:span><text:span text:style-name="T40"> is on the </text:span><text:span text:style-name="T37">National Media Museum </text:span><text:span text:style-name="T40">website. </text:span><text:span text:style-name="T41">9</text:span><text:span text:style-name="T52">th</text:span><text:span text:style-name="T41"> to 13</text:span><text:span text:style-name="T52">th</text:span><text:span text:style-name="T41"> November.</text:span></text:p>
      <text:p text:style-name="P10"><text:span text:style-name="T37">And</text:span><text:span text:style-name="T30"> the new Leeds Hack </text:span><text:span text:style-name="T37">is imminent</text:span><text:span text:style-name="T30">. </text:span><text:span text:style-name="T31">October 8</text:span><text:span text:style-name="T50">th</text:span><text:span text:style-name="T31">. Teams of up to four compete for 24 hours to create the most innovative hack. </text:span><text:span text:style-name="T41">That’s October 8</text:span><text:span text:style-name="T52">th</text:span><text:span text:style-name="T41">, </text:span><text:span text:style-name="T31"><text:s/>leeds hack dot org</text:span></text:p>
      <text:p text:style-name="P12"><text:span text:style-name="T9">[</text:span><text:span text:style-name="T11">2</text:span><text:span text:style-name="T18">4 </text:span><text:span text:style-name="T20">and a half</text:span><text:span text:style-name="T11"> Min]</text:span><text:span text:style-name="T29"> </text:span><text:span text:style-name="T38">And that’s about all Team Stuff has got this time, bit of housekeeping, as well as listening to these shows you can stalk us on the twitters, @itstuffradio, </text:span><text:span text:style-name="T39">there’s a superb website at itstuff.org.uk, </text:span><text:span text:style-name="T38">and then from the</text:span><text:span text:style-name="T39">re</text:span><text:span text:style-name="T38"> you can find our youtube channel, cos its a bit hard to find otherwise. </text:span><text:span text:style-name="T39">There’s like stacks of old shows, some of em turned out quite alright really.</text:span></text:p>
      <text:p text:style-name="P13"><text:span text:style-name="T39">C</text:span><text:span text:style-name="T25">oming up on BCB Radio stay tuned for the Breakfast show, all right that’s not until tomorrow morning but you can stay tuned anyway yeah? Er,</text:span><text:span text:style-name="T38"> to end the show we’ll leave you with a spot of music, from the soundtrack of Mr Jolly Lives Next Door here’s Tom Jones. Tarra!</text:span></text:p>
      <text:p text:style-name="P3"><text:span text:style-name="T6">[</text:span><text:span text:style-name="T1">2</text:span><text:span text:style-name="T11">5</text:span><text:span text:style-name="T1"> min </text:span><text:span text:style-name="T11">40</text:span><text:span text:style-name="T7"> sec</text:span><text:span text:style-name="T1">] </text:span><text:span text:style-name="T17">SEPMUSIC</text:span><text:span text:style-name="T11">.WAV</text:span><text:span text:style-name="T1"> </text:span><text:span text:style-name="T8">[</text:span><text:span text:style-name="T11">4</text:span><text:span text:style-name="T8"> min </text:span><text:span text:style-name="T11">1</text:span><text:span text:style-name="T18">2</text:span><text:span text:style-name="T8"> sec]</text:span></text:p>
      <text:p text:style-name="P2"><text:span text:style-name="T3">[29 min 5</text:span><text:span text:style-name="T4">2</text:span><text:span text:style-name="T3"> sec] end</text:span></text:p>
      <text:p text:style-name="P7"><text:span text:style-name="T3">M</text:span><text:span text:style-name="T5">usicstuffs:<text:line-break/></text:span><text:span text:style-name="T17">Tom Jones</text:span><text:span text:style-name="T37"> - </text:span><text:span text:style-name="T17">Its Not Unusual</text:span><text:span text:style-name="T37"> and </text:span><text:span text:style-name="T17">Whats New Pussycat<text:line-break/></text:span><text:span text:style-name="T39">https://www.youtube.com/watch?v=QagwavDv8k8<text:line-break/>https://www.youtube.com/watch?v=NjEE_1U0-8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9-21T16:27:51.504897103</dc:date>
    <meta:editing-duration>PT9H26M18S</meta:editing-duration>
    <meta:editing-cycles>79</meta:editing-cycles>
    <meta:generator>LibreOffice/5.2.0.4$Linux_X86_64 LibreOffice_project/20m0$Build-4</meta:generator>
    <meta:document-statistic meta:table-count="0" meta:image-count="0" meta:object-count="0" meta:page-count="2" meta:paragraph-count="25" meta:word-count="1295" meta:character-count="7229" meta:non-whitespace-character-count="5953"/>
  </office:meta>
</office:document-meta>
</file>